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0b8" officeooo:paragraph-rsid="0008e0b8"/>
    </style:style>
    <style:style style:name="P2" style:family="paragraph" style:parent-style-name="Standard">
      <style:text-properties officeooo:rsid="000a6b04" officeooo:paragraph-rsid="000a6b04"/>
    </style:style>
    <style:style style:name="P3" style:family="paragraph" style:parent-style-name="Standard">
      <style:text-properties fo:font-size="16pt" officeooo:rsid="0008e0b8" officeooo:paragraph-rsid="0008e0b8" style:font-size-asian="16pt" style:font-size-complex="16pt"/>
    </style:style>
    <style:style style:name="P4" style:family="paragraph" style:parent-style-name="Standard">
      <style:text-properties fo:color="#333333" officeooo:rsid="000a6b04" officeooo:paragraph-rsid="000a6b04"/>
    </style:style>
    <style:style style:name="P5" style:family="paragraph" style:parent-style-name="Standard" style:list-style-name="L1">
      <style:text-properties fo:font-style="normal" officeooo:rsid="000c7b18" officeooo:paragraph-rsid="000c7b18" style:font-style-asian="normal" style:font-style-complex="normal"/>
    </style:style>
    <style:style style:name="P6" style:family="paragraph" style:parent-style-name="Standard">
      <style:text-properties fo:font-style="normal" officeooo:rsid="000c7b18" officeooo:paragraph-rsid="000c7b18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0c7b18" officeooo:paragraph-rsid="000c7b18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de200" officeooo:paragraph-rsid="000de200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0df53f" officeooo:paragraph-rsid="000df53f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9e15" officeooo:paragraph-rsid="000f9e15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0ffee5" officeooo:paragraph-rsid="000ffee5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113a72" officeooo:paragraph-rsid="00113a72" style:font-style-asian="normal" style:font-style-complex="normal"/>
    </style:style>
    <style:style style:name="P13" style:family="paragraph" style:parent-style-name="Standard" style:list-style-name="L2">
      <style:text-properties fo:font-style="normal" officeooo:rsid="00122d26" officeooo:paragraph-rsid="00122d26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149928" officeooo:paragraph-rsid="00149928" style:font-style-asian="normal" style:font-style-complex="normal"/>
    </style:style>
    <style:style style:name="P15" style:family="paragraph" style:parent-style-name="Standard" style:list-style-name="L2">
      <style:text-properties style:text-line-through-style="solid" style:text-line-through-type="single" fo:font-style="normal" officeooo:rsid="000c7b18" officeooo:paragraph-rsid="000c7b18" style:font-style-asian="normal" style:font-style-complex="normal"/>
    </style:style>
    <style:style style:name="P16" style:family="paragraph" style:parent-style-name="Standard" style:list-style-name="L2">
      <style:text-properties style:text-line-through-style="solid" style:text-line-through-type="single" fo:font-style="normal" officeooo:rsid="000dbfad" officeooo:paragraph-rsid="000dbfad" style:font-style-asian="normal" style:font-style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tyle="italic" officeooo:rsid="000a6b04" officeooo:paragraph-rsid="000a6b04" style:font-style-asian="italic" style:font-style-complex="italic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333333" fo:font-style="italic" officeooo:rsid="000a6b04" officeooo:paragraph-rsid="000a6b04" style:font-style-asian="italic" style:font-style-complex="italic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normal" officeooo:rsid="000a77d1" officeooo:paragraph-rsid="000a77d1" style:font-style-asian="normal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tyle="normal" officeooo:rsid="000c16fb" officeooo:paragraph-rsid="000c16fb" style:font-style-asian="normal" style:font-style-complex="normal"/>
    </style:style>
    <style:style style:name="T1" style:family="text">
      <style:text-properties officeooo:rsid="000a77d1"/>
    </style:style>
    <style:style style:name="T2" style:family="text">
      <style:text-properties officeooo:rsid="00116b6d"/>
    </style:style>
    <style:style style:name="T3" style:family="text">
      <style:text-properties officeooo:rsid="00122d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1 <text:span text:style-name="T1">Notes</text:span></text:p>
      <text:p text:style-name="P1"/>
      <text:p text:style-name="P2">assignment:</text:p>
      <text:p text:style-name="P4"/>
      <text:p text:style-name="P18">Project 1</text:p>
      <text:p text:style-name="P18"><text:s text:c="4"/>• Project-1(P1) is the transformation from P0 to P1.</text:p>
      <text:p text:style-name="P18"><text:s text:c="4"/>• You must convert the console-based app of P0 to the web-based app</text:p>
      <text:p text:style-name="P18"><text:s text:c="4"/>• UI side technologies(Html, css, Bootstrap, vanilla JS) – client side</text:p>
      <text:p text:style-name="P18"><text:s text:c="6"/>validations using vanilla JS is must and should, no angular strictly,</text:p>
      <text:p text:style-name="P18"><text:s text:c="6"/>any other JS framework you guys wish to use please debate the need of</text:p>
      <text:p text:style-name="P18"><text:s text:c="6"/>it with us and after approval you can go ahead and use it.</text:p>
      <text:p text:style-name="P18"><text:s text:c="4"/>• Server Side technology – the BO(service) and DAO layer will be still</text:p>
      <text:p text:style-name="P18"><text:s text:c="6"/>the same you will be using Servlets(from JEE) to handle server side</text:p>
      <text:p text:style-name="P18"><text:s text:c="6"/>scripting to do handshake with JS, when JS does a AJAX call, the servlet</text:p>
      <text:p text:style-name="P18"><text:s text:c="6"/>will be able to read the incoming request and generate back the responses</text:p>
      <text:p text:style-name="P18"><text:s text:c="6"/>as JSON and JS will process it and put it to client.</text:p>
      <text:p text:style-name="P18"><text:s text:c="4"/>• Do not waste much time in building a clean UI and in beautifying the client</text:p>
      <text:p text:style-name="P18"><text:s text:c="6"/>side, rather the focus should be on making the handshakes from frontend to</text:p>
      <text:p text:style-name="P18"><text:s text:c="6"/>backend and bringing out the efficiency by doing bug fixes, separation of</text:p>
      <text:p text:style-name="P18"><text:s text:c="6"/>concerns, usage of technical aspects. We are totally good accepting a Simple</text:p>
      <text:p text:style-name="P18"><text:s text:c="6"/>UI with rich functionality, so please focus on it.</text:p>
      <text:p text:style-name="P18"><text:s text:c="4"/>• Evaluation parameters will be as the same as P0.</text:p>
      <text:p text:style-name="P17"/>
      <text:p text:style-name="P17"/>
      <text:p text:style-name="P19">initial notes:</text:p>
      <text:p text:style-name="P19"/>
      <text:p text:style-name="P20">to get started I’m finding bugs and finishing tests in P0.</text:p>
      <text:p text:style-name="P20"/>
      <text:p text:style-name="P20">tests:</text:p>
      <text:p text:style-name="P20"/>
      <text:list xml:id="list710674916" text:style-name="L1">
        <text:list-item>
          <text:p text:style-name="P5">i have 5.</text:p>
        </text:list-item>
      </text:list>
      <text:p text:style-name="P6"/>
      <text:p text:style-name="P6">bugs/fixes:</text:p>
      <text:p text:style-name="P6"/>
      <text:list xml:id="list1563068657" text:style-name="L2">
        <text:list-item>
          <text:p text:style-name="P7">do some regex for username and password</text:p>
        </text:list-item>
        <text:list-item>
          <text:p text:style-name="P13">maybe add some </text:p>
        </text:list-item>
        <text:list-item>
          <text:p text:style-name="P15">make sure that amounts entered are valid, try adding 0010</text:p>
          <text:list>
            <text:list-item>
              <text:p text:style-name="P16">adding multiple periods breaks program</text:p>
            </text:list-item>
            <text:list-item>
              <text:p text:style-name="P8">able to transfer more than is available to deposit, no error</text:p>
            </text:list-item>
          </text:list>
        </text:list-item>
        <text:list-item>
          <text:p text:style-name="P9">take a look at formatting the error log</text:p>
        </text:list-item>
        <text:list-item>
          <text:p text:style-name="P10">can ‘deposit’ to account that doesn’t exist, need to be told account name is wrong</text:p>
        </text:list-item>
        <text:list-item>
          <text:p text:style-name="P11">can’t escape transfer<text:span text:style-name="T3">r</text:span>ing and doing some things, should i make quit an option?</text:p>
        </text:list-item>
        <text:list-item>
          <text:p text:style-name="P12">says the transfer is complete, doesn’t throw error but wrong message/<text:span text:style-name="T2">logic</text:span></text:p>
        </text:list-item>
        <text:list-item>
          <text:p text:style-name="P14">maybe some other functions that i might need, like “list accounts by account_name”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han Bundy</meta:initial-creator>
    <meta:creation-date>2020-05-15T15:55:33.121000000</meta:creation-date>
    <dc:date>2020-05-16T10:14:14.929000000</dc:date>
    <dc:creator>Ethan Bundy</dc:creator>
    <meta:editing-duration>PT18H8M2S</meta:editing-duration>
    <meta:editing-cycles>16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35" meta:word-count="335" meta:character-count="1910" meta:non-whitespace-character-count="1528"/>
  </office:meta>
</office:document-meta>
</file>